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style:style>
    <style:style style:name="P2" style:family="paragraph" style:parent-style-name="Standard">
      <style:paragraph-properties fo:text-align="end" style:justify-single-word="false"/>
      <style:text-properties fo:language="fr" fo:country="FR"/>
    </style:style>
    <style:style style:name="P3" style:family="paragraph" style:parent-style-name="Standard">
      <style:paragraph-properties fo:text-align="start" style:justify-single-word="false"/>
      <style:text-properties fo:language="fr" fo:country="FR"/>
    </style:style>
    <style:style style:name="P4" style:family="paragraph" style:parent-style-name="Standard">
      <style:paragraph-properties fo:text-align="justify" style:justify-single-word="false" style:text-autospace="none"/>
      <style:text-properties fo:color="#1037a5" style:font-name="Times New Roman" fo:font-size="12pt" style:font-name-asian="Helvetica" style:font-size-asian="12pt" style:font-name-complex="Helvetica" style:font-size-complex="12pt"/>
    </style:style>
    <style:style style:name="P5" style:family="paragraph" style:parent-style-name="Standard">
      <style:paragraph-properties fo:text-align="justify" style:justify-single-word="false"/>
      <style:text-properties style:use-window-font-color="true" style:font-name="Times New Roman" fo:font-size="12pt" fo:language="fr" fo:country="FR" style:font-name-asian="Helvetica" style:font-size-asian="12pt" style:font-name-complex="Helvetica" style:font-size-complex="12pt"/>
    </style:style>
    <style:style style:name="P6" style:family="paragraph" style:parent-style-name="Standard">
      <style:paragraph-properties fo:text-align="justify" style:justify-single-word="false" style:text-autospace="none"/>
      <style:text-properties style:use-window-font-color="true" style:font-name="Times New Roman" fo:font-size="12pt" style:font-name-asian="Helvetica" style:font-size-asian="12pt" style:font-name-complex="Helvetica" style:font-size-complex="12pt"/>
    </style:style>
    <style:style style:name="P7" style:family="paragraph" style:parent-style-name="Standard">
      <style:paragraph-properties fo:text-align="justify" style:justify-single-word="false"/>
      <style:text-properties style:font-name="Times New Roman" fo:language="fr" fo:country="FR"/>
    </style:style>
    <style:style style:name="P8" style:family="paragraph" style:parent-style-name="Standard">
      <style:paragraph-properties fo:text-align="end" style:justify-single-word="false"/>
      <style:text-properties fo:language="fr" fo:country="FR"/>
    </style:style>
    <style:style style:name="P9" style:family="paragraph" style:parent-style-name="Standard">
      <style:paragraph-properties fo:text-align="justify" style:justify-single-word="false"/>
      <style:text-properties fo:language="fr" fo:country="FR"/>
    </style:style>
    <style:style style:name="T1" style:family="text">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nnes, le 18 février 2014</text:p>
      <text:p text:style-name="P3">Xavier Loizeau</text:p>
      <text:p text:style-name="P3">7 Rue des Rosiers,</text:p>
      <text:p text:style-name="P3">44880, Sautron</text:p>
      <text:p text:style-name="P1">06.58.66.51.81</text:p>
      <text:p text:style-name="P1"/>
      <text:p text:style-name="P2"/>
      <text:p text:style-name="P1"/>
      <text:p text:style-name="P1"/>
      <text:p text:style-name="P1"/>
      <text:p text:style-name="P1"/>
      <text:p text:style-name="P1"/>
      <text:p text:style-name="P1"><text:tab/>Madame, Monsieur,</text:p>
      <text:p text:style-name="P1"/>
      <text:p text:style-name="P1">Actuellement élève ingénieur de deuxième année à l'ENSAI (Ecole Nationale de la Statistique et de l'Analyse de l'Information), j'ai l'honneur de vous présenter ma candidature pour réaliser un stage d'application de mes connaissances en statistique pour la période du 23 juin 2014 au 31 Aout 2014 .</text:p>
      <text:p text:style-name="P1"/>
      <text:p text:style-name="P1">Premier constructeur de kart au monde, votre entreprise possède un dynamisme et une recherche permanente de développement, de fiabilité et d'excellence particulièrement motivante pour mettre en application mes compétences.</text:p>
      <text:p text:style-name="P1"/>
      <text:p text:style-name="P1">Très intéressé par le domaine industriel, je vous adresse mon souhait de réaliser ce stage dans votre entreprise auprès du service de gestion de production, si possible dans un rôle de statisticien fiabiliste.</text:p>
      <text:p text:style-name="P1">Mon intérêt pour ce domaine vient tout d'abord des enjeux qui lui sont propres tels que la sécurité et la fiabilité qui ont des conséquences directes sur l'activité économique de l'entreprise. Les compétences qui entrent en jeu dans l'étude de la fiabilité industrielle telles que la nécessité de traiter rapidement des informations diverses impliquent l'utilisation d'outils statistiques et informatiques qui forment la majeure partie de mes centres d'intérêt en tant que futur statisticien.</text:p>
      <text:p text:style-name="P1"/>
      <text:p text:style-name="P1">Votre entreprise, à la pointe du progrès dans son domaine m'a donc semblé être un terrain idéal pour affi<text:span text:style-name="T1">ner ma vision du statut du statisticien dans une entreprise industrielle compétitive au fort esprit d'équipe.</text:span></text:p>
      <text:p text:style-name="P7"/>
      <text:p text:style-name="P5">Je vous adresse donc mon CV ci-joint et reste à votre entière disposition pour toute information complémentaire que vous jugeriez utile.</text:p>
      <text:p text:style-name="P4"/>
      <text:p text:style-name="P6">Vous en remerciant par avance, veuillez agréer, Madame, Monsieur, l'expression de mes salutations les plus distinguées,</text:p>
      <text:p text:style-name="P6"/>
      <text:p text:style-name="P6">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Loizeau</meta:initial-creator>
    <meta:creation-date>2014-02-17T19:49:21</meta:creation-date>
    <dc:date>2014-02-18T15:27:55</dc:date>
    <dc:creator>Xavier Loizeau</dc:creator>
    <meta:editing-duration>PT1H57M36S</meta:editing-duration>
    <meta:editing-cycles>5</meta:editing-cycles>
    <meta:generator>OpenOffice.org/3.4.1$Unix OpenOffice.org_project/341m1$Build-9593</meta:generator>
    <meta:document-statistic meta:table-count="0" meta:image-count="0" meta:object-count="0" meta:page-count="1" meta:paragraph-count="14" meta:word-count="271" meta:character-count="1807"/>
  </office:meta>
</office:document-meta>
</file>